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comingMessage {</text:p>
      <text:p text:style-name="Standard"><text:s text:c="2"/>_events: {</text:p>
      <text:p text:style-name="Standard"><text:s text:c="4"/>close: undefined,</text:p>
      <text:p text:style-name="Standard"><text:s text:c="4"/>error: undefined,</text:p>
      <text:p text:style-name="Standard"><text:s text:c="4"/>data: undefined,</text:p>
      <text:p text:style-name="Standard"><text:s text:c="4"/>end: undefined,</text:p>
      <text:p text:style-name="Standard"><text:s text:c="4"/>readable: undefined</text:p>
      <text:p text:style-name="Standard"><text:s text:c="2"/>},</text:p>
      <text:p text:style-name="Standard"><text:s text:c="2"/>_readableState: ReadableState {</text:p>
      <text:p text:style-name="Standard"><text:s text:c="4"/>highWaterMark: 16384,</text:p>
      <text:p text:style-name="Standard"><text:s text:c="4"/>buffer: [],</text:p>
      <text:p text:style-name="Standard"><text:s text:c="4"/>bufferIndex: 0,</text:p>
      <text:p text:style-name="Standard"><text:s text:c="4"/>length: 0,</text:p>
      <text:p text:style-name="Standard"><text:s text:c="4"/>pipes: [],</text:p>
      <text:p text:style-name="Standard"><text:s text:c="4"/>awaitDrainWriters: null,</text:p>
      <text:p text:style-name="Standard"><text:s text:c="4"/>[Symbol(kState)]: 1331980</text:p>
      <text:p text:style-name="Standard"><text:s text:c="2"/>},</text:p>
      <text:p text:style-name="Standard"><text:s text:c="2"/>_maxListeners: undefined,</text:p>
      <text:p text:style-name="Standard"><text:s text:c="2"/>socket: &lt;ref *1&gt; Socket {</text:p>
      <text:p text:style-name="Standard"><text:s text:c="4"/>connecting: false,</text:p>
      <text:p text:style-name="Standard"><text:s text:c="4"/>_hadError: false,</text:p>
      <text:p text:style-name="Standard"><text:s text:c="4"/>_parent: null,</text:p>
      <text:p text:style-name="Standard"><text:s text:c="4"/>_host: null,</text:p>
      <text:p text:style-name="Standard"><text:s text:c="4"/>_closeAfterHandlingError: false,</text:p>
      <text:p text:style-name="Standard"><text:s text:c="4"/>_events: {</text:p>
      <text:p text:style-name="Standard"><text:s text:c="6"/>close: undefined,</text:p>
      <text:p text:style-name="Standard"><text:s text:c="6"/>error: undefined,</text:p>
      <text:p text:style-name="Standard"><text:s text:c="6"/>prefinish: undefined,</text:p>
      <text:p text:style-name="Standard"><text:s text:c="6"/>finish: undefined,</text:p>
      <text:p text:style-name="Standard"><text:s text:c="6"/>drain: undefined,</text:p>
      <text:p text:style-name="Standard"><text:s text:c="6"/>data: undefined,</text:p>
      <text:p text:style-name="Standard"><text:s text:c="6"/>end: [Function: onReadableStreamEnd],</text:p>
      <text:p text:style-name="Standard"><text:s text:c="6"/>readable: undefined,</text:p>
      <text:p text:style-name="Standard"><text:s text:c="6"/>timeout: undefined,</text:p>
      <text:p text:style-name="Standard"><text:s text:c="6"/>resume: undefined,</text:p>
      <text:p text:style-name="Standard"><text:s text:c="6"/>pause: undefined</text:p>
      <text:p text:style-name="Standard"><text:s text:c="4"/>},</text:p>
      <text:p text:style-name="Standard"><text:s text:c="4"/>_readableState: ReadableState {</text:p>
      <text:p text:style-name="Standard"><text:s text:c="6"/>highWaterMark: 16384,</text:p>
      <text:p text:style-name="Standard"><text:s text:c="6"/>buffer: [],</text:p>
      <text:p text:style-name="Standard"><text:s text:c="6"/>bufferIndex: 0,</text:p>
      <text:p text:style-name="Standard"><text:s text:c="6"/>length: 0,</text:p>
      <text:p text:style-name="Standard"><text:s text:c="6"/>pipes: [],</text:p>
      <text:p text:style-name="Standard"><text:s text:c="6"/>awaitDrainWriters: null,</text:p>
      <text:p text:style-name="Standard"><text:s text:c="6"/>[Symbol(kState)]: 34613508</text:p>
      <text:p text:style-name="Standard"><text:s text:c="4"/>},</text:p>
      <text:p text:style-name="Standard"><text:s text:c="4"/>_writableState: WritableState {</text:p>
      <text:p text:style-name="Standard"><text:s text:c="6"/>highWaterMark: 16384,</text:p>
      <text:p text:style-name="Standard"><text:s text:c="6"/>length: 0,</text:p>
      <text:p text:style-name="Standard"><text:s text:c="6"/>corked: 0,</text:p>
      <text:p text:style-name="Standard"><text:s text:c="6"/>onwrite: [Function: bound onwrite],</text:p>
      <text:p text:style-name="Standard"><text:s text:c="6"/>writelen: 0,</text:p>
      <text:p text:style-name="Standard"><text:soft-page-break/><text:s text:c="6"/>bufferedIndex: 0,</text:p>
      <text:p text:style-name="Standard"><text:s text:c="6"/>pendingcb: 0,</text:p>
      <text:p text:style-name="Standard"><text:s text:c="6"/>[Symbol(kState)]: 17564420,</text:p>
      <text:p text:style-name="Standard"><text:s text:c="6"/>[Symbol(kBufferedValue)]: null</text:p>
      <text:p text:style-name="Standard"><text:s text:c="4"/>},</text:p>
      <text:p text:style-name="Standard"><text:s text:c="4"/>allowHalfOpen: true,</text:p>
      <text:p text:style-name="Standard"><text:s text:c="4"/>_maxListeners: undefined,</text:p>
      <text:p text:style-name="Standard"><text:s text:c="4"/>_eventsCount: 1,</text:p>
      <text:p text:style-name="Standard"><text:s text:c="4"/>_sockname: null,</text:p>
      <text:p text:style-name="Standard"><text:s text:c="4"/>_pendingData: null,</text:p>
      <text:p text:style-name="Standard"><text:s text:c="4"/>_pendingEncoding: '',</text:p>
      <text:p text:style-name="Standard"><text:s text:c="4"/>server: Server {</text:p>
      <text:p text:style-name="Standard"><text:s text:c="6"/>maxHeaderSize: undefined,</text:p>
      <text:p text:style-name="Standard"><text:s text:c="6"/>insecureHTTPParser: undefined,</text:p>
      <text:p text:style-name="Standard"><text:s text:c="6"/>requestTimeout: 300000,</text:p>
      <text:p text:style-name="Standard"><text:s text:c="6"/>headersTimeout: 60000,</text:p>
      <text:p text:style-name="Standard"><text:s text:c="6"/>keepAliveTimeout: 5000,</text:p>
      <text:p text:style-name="Standard"><text:s text:c="6"/>connectionsCheckingInterval: 30000,</text:p>
      <text:p text:style-name="Standard"><text:s text:c="6"/>requireHostHeader: true,</text:p>
      <text:p text:style-name="Standard"><text:s text:c="6"/>joinDuplicateHeaders: undefined,</text:p>
      <text:p text:style-name="Standard"><text:s text:c="6"/>rejectNonStandardBodyWrites: false,</text:p>
      <text:p text:style-name="Standard"><text:s text:c="6"/>_events: [Object: null prototype],</text:p>
      <text:p text:style-name="Standard"><text:s text:c="6"/>_eventsCount: 4,</text:p>
      <text:p text:style-name="Standard"><text:s text:c="6"/>_maxListeners: undefined,</text:p>
      <text:p text:style-name="Standard"><text:s text:c="6"/>_connections: 1,</text:p>
      <text:p text:style-name="Standard"><text:s text:c="6"/>_handle: [TCP],</text:p>
      <text:p text:style-name="Standard"><text:s text:c="6"/>_usingWorkers: false,</text:p>
      <text:p text:style-name="Standard"><text:s text:c="6"/>_workers: [],</text:p>
      <text:p text:style-name="Standard"><text:s text:c="6"/>_unref: false,</text:p>
      <text:p text:style-name="Standard"><text:s text:c="6"/>_listeningId: 2,</text:p>
      <text:p text:style-name="Standard"><text:s text:c="6"/>allowHalfOpen: true,</text:p>
      <text:p text:style-name="Standard"><text:s text:c="6"/>pauseOnConnect: false,</text:p>
      <text:p text:style-name="Standard"><text:s text:c="6"/>noDelay: true,</text:p>
      <text:p text:style-name="Standard"><text:s text:c="6"/>keepAlive: false,</text:p>
      <text:p text:style-name="Standard"><text:s text:c="6"/>keepAliveInitialDelay: 0,</text:p>
      <text:p text:style-name="Standard"><text:s text:c="6"/>highWaterMark: 16384,</text:p>
      <text:p text:style-name="Standard"><text:s text:c="6"/>httpAllowHalfOpen: false,</text:p>
      <text:p text:style-name="Standard"><text:s text:c="6"/>timeout: 0,</text:p>
      <text:p text:style-name="Standard"><text:s text:c="6"/>maxHeadersCount: null,</text:p>
      <text:p text:style-name="Standard"><text:s text:c="6"/>maxRequestsPerSocket: 0,</text:p>
      <text:p text:style-name="Standard"><text:s text:c="6"/>_connectionKey: '6::::8080',</text:p>
      <text:p text:style-name="Standard"><text:s text:c="6"/>[Symbol(IncomingMessage)]: [Function: IncomingMessage],</text:p>
      <text:p text:style-name="Standard"><text:s text:c="6"/>[Symbol(ServerResponse)]: [Function: ServerResponse],</text:p>
      <text:p text:style-name="Standard"><text:s text:c="6"/>[Symbol(shapeMode)]: false,</text:p>
      <text:p text:style-name="Standard"><text:s text:c="6"/>[Symbol(kCapture)]: false,</text:p>
      <text:p text:style-name="Standard"><text:s text:c="6"/>[Symbol(async_id_symbol)]: 2,</text:p>
      <text:p text:style-name="Standard"><text:s text:c="6"/>[Symbol(kUniqueHeaders)]: null,</text:p>
      <text:p text:style-name="Standard"><text:s text:c="6"/>[Symbol(http.server.connections)]: ConnectionsList {},</text:p>
      <text:p text:style-name="Standard"><text:s text:c="6"/>[Symbol(http.server.connectionsCheckingInterval)]: Timeout { <text:s text:c="3"/></text:p>
      <text:p text:style-name="Standard"><text:s text:c="8"/>_idleTimeout: 30000,</text:p>
      <text:p text:style-name="Standard"><text:s text:c="8"/>_idlePrev: [TimersList],</text:p>
      <text:p text:style-name="Standard"><text:s text:c="8"/>_idleNext: [TimersList],</text:p>
      <text:p text:style-name="Standard"><text:soft-page-break/><text:s text:c="8"/>_idleStart: 90063,</text:p>
      <text:p text:style-name="Standard"><text:s text:c="8"/>_onTimeout: [Function: bound checkConnections],</text:p>
      <text:p text:style-name="Standard"><text:s text:c="8"/>_timerArgs: undefined,</text:p>
      <text:p text:style-name="Standard"><text:s text:c="8"/>_repeat: 30000,</text:p>
      <text:p text:style-name="Standard"><text:s text:c="8"/>_destroyed: false,</text:p>
      <text:p text:style-name="Standard"><text:s text:c="8"/>[Symbol(refed)]: false,</text:p>
      <text:p text:style-name="Standard"><text:s text:c="8"/>[Symbol(kHasPrimitive)]: false,</text:p>
      <text:p text:style-name="Standard"><text:s text:c="8"/>[Symbol(asyncId)]: 5,</text:p>
      <text:p text:style-name="Standard"><text:s text:c="8"/>[Symbol(triggerId)]: 3</text:p>
      <text:p text:style-name="Standard"><text:s text:c="6"/>}</text:p>
      <text:p text:style-name="Standard"><text:s text:c="4"/>},</text:p>
      <text:p text:style-name="Standard"><text:s text:c="4"/>_server: Server {</text:p>
      <text:p text:style-name="Standard"><text:s text:c="6"/>maxHeaderSize: undefined,</text:p>
      <text:p text:style-name="Standard"><text:s text:c="6"/>insecureHTTPParser: undefined,</text:p>
      <text:p text:style-name="Standard"><text:s text:c="6"/>requestTimeout: 300000,</text:p>
      <text:p text:style-name="Standard"><text:s text:c="6"/>headersTimeout: 60000,</text:p>
      <text:p text:style-name="Standard"><text:s text:c="6"/>keepAliveTimeout: 5000,</text:p>
      <text:p text:style-name="Standard"><text:s text:c="6"/>connectionsCheckingInterval: 30000,</text:p>
      <text:p text:style-name="Standard"><text:s text:c="6"/>requireHostHeader: true,</text:p>
      <text:p text:style-name="Standard"><text:s text:c="6"/>joinDuplicateHeaders: undefined,</text:p>
      <text:p text:style-name="Standard"><text:s text:c="6"/>rejectNonStandardBodyWrites: false,</text:p>
      <text:p text:style-name="Standard"><text:s text:c="6"/>_events: [Object: null prototype],</text:p>
      <text:p text:style-name="Standard"><text:s text:c="6"/>_eventsCount: 4,</text:p>
      <text:p text:style-name="Standard"><text:s text:c="6"/>_maxListeners: undefined,</text:p>
      <text:p text:style-name="Standard"><text:s text:c="6"/>_connections: 1,</text:p>
      <text:p text:style-name="Standard"><text:s text:c="6"/>_handle: [TCP],</text:p>
      <text:p text:style-name="Standard"><text:s text:c="6"/>_usingWorkers: false,</text:p>
      <text:p text:style-name="Standard"><text:s text:c="6"/>_workers: [],</text:p>
      <text:p text:style-name="Standard"><text:s text:c="6"/>_unref: false,</text:p>
      <text:p text:style-name="Standard"><text:s text:c="6"/>_listeningId: 2,</text:p>
      <text:p text:style-name="Standard"><text:s text:c="6"/>allowHalfOpen: true,</text:p>
      <text:p text:style-name="Standard"><text:s text:c="6"/>pauseOnConnect: false,</text:p>
      <text:p text:style-name="Standard"><text:s text:c="6"/>noDelay: true,</text:p>
      <text:p text:style-name="Standard"><text:s text:c="6"/>keepAlive: false,</text:p>
      <text:p text:style-name="Standard"><text:s text:c="6"/>keepAliveInitialDelay: 0,</text:p>
      <text:p text:style-name="Standard"><text:s text:c="6"/>highWaterMark: 16384,</text:p>
      <text:p text:style-name="Standard"><text:s text:c="6"/>httpAllowHalfOpen: false,</text:p>
      <text:p text:style-name="Standard"><text:s text:c="6"/>timeout: 0,</text:p>
      <text:p text:style-name="Standard"><text:s text:c="6"/>maxHeadersCount: null,</text:p>
      <text:p text:style-name="Standard"><text:s text:c="6"/>maxRequestsPerSocket: 0,</text:p>
      <text:p text:style-name="Standard"><text:s text:c="6"/>_connectionKey: '6::::8080',</text:p>
      <text:p text:style-name="Standard"><text:s text:c="6"/>[Symbol(IncomingMessage)]: [Function: IncomingMessage],</text:p>
      <text:p text:style-name="Standard"><text:s text:c="6"/>[Symbol(ServerResponse)]: [Function: ServerResponse],</text:p>
      <text:p text:style-name="Standard"><text:s text:c="6"/>[Symbol(shapeMode)]: false,</text:p>
      <text:p text:style-name="Standard"><text:s text:c="6"/>[Symbol(kCapture)]: false,</text:p>
      <text:p text:style-name="Standard"><text:s text:c="6"/>[Symbol(async_id_symbol)]: 2,</text:p>
      <text:p text:style-name="Standard"><text:s text:c="6"/>[Symbol(kUniqueHeaders)]: null,</text:p>
      <text:p text:style-name="Standard"><text:s text:c="6"/>[Symbol(http.server.connections)]: ConnectionsList {},</text:p>
      <text:p text:style-name="Standard"><text:s text:c="6"/>[Symbol(http.server.connectionsCheckingInterval)]: Timeout { <text:s text:c="3"/></text:p>
      <text:p text:style-name="Standard"><text:s text:c="8"/>_idleTimeout: 30000,</text:p>
      <text:p text:style-name="Standard"><text:s text:c="8"/>_idlePrev: [TimersList],</text:p>
      <text:p text:style-name="Standard"><text:s text:c="8"/>_idleNext: [TimersList],</text:p>
      <text:p text:style-name="Standard"><text:soft-page-break/><text:s text:c="8"/>_idleStart: 90063,</text:p>
      <text:p text:style-name="Standard"><text:s text:c="8"/>_onTimeout: [Function: bound checkConnections],</text:p>
      <text:p text:style-name="Standard"><text:s text:c="8"/>_timerArgs: undefined,</text:p>
      <text:p text:style-name="Standard"><text:s text:c="8"/>_repeat: 30000,</text:p>
      <text:p text:style-name="Standard"><text:s text:c="8"/>_destroyed: false,</text:p>
      <text:p text:style-name="Standard"><text:s text:c="8"/>[Symbol(refed)]: false,</text:p>
      <text:p text:style-name="Standard"><text:s text:c="8"/>[Symbol(kHasPrimitive)]: false,</text:p>
      <text:p text:style-name="Standard"><text:s text:c="8"/>[Symbol(asyncId)]: 5,</text:p>
      <text:p text:style-name="Standard"><text:s text:c="8"/>[Symbol(triggerId)]: 3</text:p>
      <text:p text:style-name="Standard"><text:s text:c="6"/>}</text:p>
      <text:p text:style-name="Standard"><text:s text:c="4"/>},</text:p>
      <text:p text:style-name="Standard"><text:s text:c="4"/>parser: null,</text:p>
      <text:p text:style-name="Standard"><text:s text:c="4"/>on: [Function: socketListenerWrap],</text:p>
      <text:p text:style-name="Standard"><text:s text:c="4"/>addListener: [Function: socketListenerWrap],</text:p>
      <text:p text:style-name="Standard"><text:s text:c="4"/>prependListener: [Function: socketListenerWrap],</text:p>
      <text:p text:style-name="Standard"><text:s text:c="4"/>setEncoding: [Function: socketSetEncoding],</text:p>
      <text:p text:style-name="Standard"><text:s text:c="4"/>_paused: false,</text:p>
      <text:p text:style-name="Standard"><text:s text:c="4"/>[Symbol(async_id_symbol)]: 85,</text:p>
      <text:p text:style-name="Standard"><text:s text:c="4"/>[Symbol(kHandle)]: TCP {</text:p>
      <text:p text:style-name="Standard"><text:s text:c="6"/>reading: true,</text:p>
      <text:p text:style-name="Standard"><text:s text:c="6"/>onconnection: null,</text:p>
      <text:p text:style-name="Standard"><text:s text:c="6"/>_consumed: true,</text:p>
      <text:p text:style-name="Standard"><text:s text:c="6"/>[Symbol(owner_symbol)]: [Circular *1]</text:p>
      <text:p text:style-name="Standard"><text:s text:c="4"/>},</text:p>
      <text:p text:style-name="Standard"><text:s text:c="4"/>[Symbol(lastWriteQueueSize)]: 0,</text:p>
      <text:p text:style-name="Standard"><text:s text:c="4"/>[Symbol(timeout)]: null,</text:p>
      <text:p text:style-name="Standard"><text:s text:c="4"/>[Symbol(kBuffer)]: null,</text:p>
      <text:p text:style-name="Standard"><text:s text:c="4"/>[Symbol(kBufferCb)]: null,</text:p>
      <text:p text:style-name="Standard"><text:s text:c="4"/>[Symbol(kBufferGen)]: null,</text:p>
      <text:p text:style-name="Standard"><text:s text:c="4"/>[Symbol(shapeMode)]: true,</text:p>
      <text:p text:style-name="Standard"><text:s text:c="4"/>[Symbol(kCapture)]: false,</text:p>
      <text:p text:style-name="Standard"><text:s text:c="4"/>[Symbol(kSetNoDelay)]: true,</text:p>
      <text:p text:style-name="Standard"><text:s text:c="4"/>[Symbol(kSetKeepAlive)]: false,</text:p>
      <text:p text:style-name="Standard"><text:s text:c="4"/>[Symbol(kSetKeepAliveInitialDelay)]: 0,</text:p>
      <text:p text:style-name="Standard"><text:s text:c="4"/>[Symbol(kBytesRead)]: 0,</text:p>
      <text:p text:style-name="Standard"><text:s text:c="4"/>[Symbol(kBytesWritten)]: 0</text:p>
      <text:p text:style-name="Standard"><text:s text:c="2"/>},</text:p>
      <text:p text:style-name="Standard"><text:s text:c="2"/>httpVersionMajor: 1,</text:p>
      <text:p text:style-name="Standard"><text:s text:c="2"/>httpVersionMinor: 1,</text:p>
      <text:p text:style-name="Standard"><text:s text:c="2"/>httpVersion: '1.1',</text:p>
      <text:p text:style-name="Standard"><text:s text:c="2"/>complete: true,</text:p>
      <text:p text:style-name="Standard"><text:s text:c="2"/>rawHeaders: [</text:p>
      <text:p text:style-name="Standard"><text:s text:c="4"/>'Host',</text:p>
      <text:p text:style-name="Standard"><text:s text:c="4"/>'127.0.0.1:8080',</text:p>
      <text:p text:style-name="Standard"><text:s text:c="4"/>'Connection',</text:p>
      <text:p text:style-name="Standard"><text:s text:c="4"/>'Upgrade',</text:p>
      <text:p text:style-name="Standard"><text:s text:c="4"/>'Pragma',</text:p>
      <text:p text:style-name="Standard"><text:s text:c="4"/>'no-cache',</text:p>
      <text:p text:style-name="Standard"><text:s text:c="4"/>'Cache-Control',</text:p>
      <text:p text:style-name="Standard"><text:s text:c="4"/>'no-cache',</text:p>
      <text:p text:style-name="Standard"><text:s text:c="4"/>'User-Agent',</text:p>
      <text:p text:style-name="Standard"><text:soft-page-break/><text:s text:c="4"/>'Mozilla/5.0 (Windows NT 10.0; Win64; x64) AppleWebKit/537.36 (KHTML, like Gecko) Chrome/132.0.0.0 Safari/537.36 Edg/132.0.0.0', <text:s text:c="7"/></text:p>
      <text:p text:style-name="Standard"><text:s text:c="4"/>'Upgrade',</text:p>
      <text:p text:style-name="Standard"><text:s text:c="4"/>'websocket',</text:p>
      <text:p text:style-name="Standard"><text:s text:c="4"/>'Origin',</text:p>
      <text:p text:style-name="Standard"><text:s text:c="4"/>'http://127.0.0.1:5500',</text:p>
      <text:p text:style-name="Standard"><text:s text:c="4"/>'Sec-WebSocket-Version',</text:p>
      <text:p text:style-name="Standard"><text:s text:c="4"/>'13',</text:p>
      <text:p text:style-name="Standard"><text:s text:c="4"/>'Accept-Encoding',</text:p>
      <text:p text:style-name="Standard"><text:s text:c="4"/>'gzip, deflate, br, zstd',</text:p>
      <text:p text:style-name="Standard"><text:s text:c="4"/>'Accept-Language',</text:p>
      <text:p text:style-name="Standard"><text:s text:c="4"/>'en-GB,en;q=0.9,en-US;q=0.8',</text:p>
      <text:p text:style-name="Standard"><text:s text:c="4"/>'Cookie',</text:p>
      <text:p text:style-name="Standard"><text:s text:c="4"/>'csrftoken=NMDhNqZFXR4KgMNuiQyoRSCf8YUhkuQc',</text:p>
      <text:p text:style-name="Standard"><text:s text:c="4"/>'Sec-WebSocket-Key',</text:p>
      <text:p text:style-name="Standard"><text:s text:c="4"/>'VoZ6EV7/8yOcKN9srX4asw==',</text:p>
      <text:p text:style-name="Standard"><text:s text:c="4"/>'Sec-WebSocket-Extensions',</text:p>
      <text:p text:style-name="Standard"><text:s text:c="4"/>'permessage-deflate; client_max_window_bits'</text:p>
      <text:p text:style-name="Standard"><text:s text:c="2"/>],</text:p>
      <text:p text:style-name="Standard"><text:s text:c="2"/>rawTrailers: [],</text:p>
      <text:p text:style-name="Standard"><text:s text:c="2"/>joinDuplicateHeaders: null,</text:p>
      <text:p text:style-name="Standard"><text:s text:c="2"/>aborted: false,</text:p>
      <text:p text:style-name="Standard"><text:s text:c="2"/>upgrade: true,</text:p>
      <text:p text:style-name="Standard"><text:s text:c="2"/>url: '/',</text:p>
      <text:p text:style-name="Standard"><text:s text:c="2"/>method: 'GET',</text:p>
      <text:p text:style-name="Standard"><text:s text:c="2"/>statusCode: null,</text:p>
      <text:p text:style-name="Standard"><text:s text:c="2"/>statusMessage: null,</text:p>
      <text:p text:style-name="Standard"><text:s text:c="2"/>client: &lt;ref *1&gt; Socket {</text:p>
      <text:p text:style-name="Standard"><text:s text:c="4"/>connecting: false,</text:p>
      <text:p text:style-name="Standard"><text:s text:c="4"/>_hadError: false,</text:p>
      <text:p text:style-name="Standard"><text:s text:c="4"/>_parent: null,</text:p>
      <text:p text:style-name="Standard"><text:s text:c="4"/>_host: null,</text:p>
      <text:p text:style-name="Standard"><text:s text:c="4"/>_closeAfterHandlingError: false,</text:p>
      <text:p text:style-name="Standard"><text:s text:c="4"/>_events: {</text:p>
      <text:p text:style-name="Standard"><text:s text:c="6"/>close: undefined,</text:p>
      <text:p text:style-name="Standard"><text:s text:c="6"/>error: undefined,</text:p>
      <text:p text:style-name="Standard"><text:s text:c="6"/>prefinish: undefined,</text:p>
      <text:p text:style-name="Standard"><text:s text:c="6"/>finish: undefined,</text:p>
      <text:p text:style-name="Standard"><text:s text:c="6"/>drain: undefined,</text:p>
      <text:p text:style-name="Standard"><text:s text:c="6"/>data: undefined,</text:p>
      <text:p text:style-name="Standard"><text:s text:c="6"/>end: [Function: onReadableStreamEnd],</text:p>
      <text:p text:style-name="Standard"><text:s text:c="6"/>readable: undefined,</text:p>
      <text:p text:style-name="Standard"><text:s text:c="6"/>timeout: undefined,</text:p>
      <text:p text:style-name="Standard"><text:s text:c="6"/>resume: undefined,</text:p>
      <text:p text:style-name="Standard"><text:s text:c="6"/>pause: undefined</text:p>
      <text:p text:style-name="Standard"><text:s text:c="4"/>},</text:p>
      <text:p text:style-name="Standard"><text:s text:c="4"/>_readableState: ReadableState {</text:p>
      <text:p text:style-name="Standard"><text:s text:c="6"/>highWaterMark: 16384,</text:p>
      <text:p text:style-name="Standard"><text:s text:c="6"/>buffer: [],</text:p>
      <text:p text:style-name="Standard"><text:s text:c="6"/>bufferIndex: 0,</text:p>
      <text:p text:style-name="Standard"><text:s text:c="6"/>length: 0,</text:p>
      <text:p text:style-name="Standard"><text:s text:c="6"/>pipes: [],</text:p>
      <text:p text:style-name="Standard"><text:soft-page-break/><text:s text:c="6"/>awaitDrainWriters: null,</text:p>
      <text:p text:style-name="Standard"><text:s text:c="6"/>[Symbol(kState)]: 34613508</text:p>
      <text:p text:style-name="Standard"><text:s text:c="4"/>},</text:p>
      <text:p text:style-name="Standard"><text:s text:c="4"/>_writableState: WritableState {</text:p>
      <text:p text:style-name="Standard"><text:s text:c="6"/>highWaterMark: 16384,</text:p>
      <text:p text:style-name="Standard"><text:s text:c="6"/>length: 0,</text:p>
      <text:p text:style-name="Standard"><text:s text:c="6"/>corked: 0,</text:p>
      <text:p text:style-name="Standard"><text:s text:c="6"/>onwrite: [Function: bound onwrite],</text:p>
      <text:p text:style-name="Standard"><text:s text:c="6"/>writelen: 0,</text:p>
      <text:p text:style-name="Standard"><text:s text:c="6"/>bufferedIndex: 0,</text:p>
      <text:p text:style-name="Standard"><text:s text:c="6"/>pendingcb: 0,</text:p>
      <text:p text:style-name="Standard"><text:s text:c="6"/>[Symbol(kState)]: 17564420,</text:p>
      <text:p text:style-name="Standard"><text:s text:c="6"/>[Symbol(kBufferedValue)]: null</text:p>
      <text:p text:style-name="Standard"><text:s text:c="4"/>},</text:p>
      <text:p text:style-name="Standard"><text:s text:c="4"/>allowHalfOpen: true,</text:p>
      <text:p text:style-name="Standard"><text:s text:c="4"/>_maxListeners: undefined,</text:p>
      <text:p text:style-name="Standard"><text:s text:c="4"/>_eventsCount: 1,</text:p>
      <text:p text:style-name="Standard"><text:s text:c="4"/>_sockname: null,</text:p>
      <text:p text:style-name="Standard"><text:s text:c="4"/>_pendingData: null,</text:p>
      <text:p text:style-name="Standard"><text:s text:c="4"/>_pendingEncoding: '',</text:p>
      <text:p text:style-name="Standard"><text:s text:c="4"/>server: Server {</text:p>
      <text:p text:style-name="Standard"><text:s text:c="6"/>maxHeaderSize: undefined,</text:p>
      <text:p text:style-name="Standard"><text:s text:c="6"/>insecureHTTPParser: undefined,</text:p>
      <text:p text:style-name="Standard"><text:s text:c="6"/>requestTimeout: 300000,</text:p>
      <text:p text:style-name="Standard"><text:s text:c="6"/>headersTimeout: 60000,</text:p>
      <text:p text:style-name="Standard"><text:s text:c="6"/>keepAliveTimeout: 5000,</text:p>
      <text:p text:style-name="Standard"><text:s text:c="6"/>connectionsCheckingInterval: 30000,</text:p>
      <text:p text:style-name="Standard"><text:s text:c="6"/>requireHostHeader: true,</text:p>
      <text:p text:style-name="Standard"><text:s text:c="6"/>joinDuplicateHeaders: undefined,</text:p>
      <text:p text:style-name="Standard"><text:s text:c="6"/>rejectNonStandardBodyWrites: false,</text:p>
      <text:p text:style-name="Standard"><text:s text:c="6"/>_events: [Object: null prototype],</text:p>
      <text:p text:style-name="Standard"><text:s text:c="6"/>_eventsCount: 4,</text:p>
      <text:p text:style-name="Standard"><text:s text:c="6"/>_maxListeners: undefined,</text:p>
      <text:p text:style-name="Standard"><text:s text:c="6"/>_connections: 1,</text:p>
      <text:p text:style-name="Standard"><text:s text:c="6"/>_handle: [TCP],</text:p>
      <text:p text:style-name="Standard"><text:s text:c="6"/>_usingWorkers: false,</text:p>
      <text:p text:style-name="Standard"><text:s text:c="6"/>_workers: [],</text:p>
      <text:p text:style-name="Standard"><text:s text:c="6"/>_unref: false,</text:p>
      <text:p text:style-name="Standard"><text:s text:c="6"/>_listeningId: 2,</text:p>
      <text:p text:style-name="Standard"><text:s text:c="6"/>allowHalfOpen: true,</text:p>
      <text:p text:style-name="Standard"><text:s text:c="6"/>pauseOnConnect: false,</text:p>
      <text:p text:style-name="Standard"><text:s text:c="6"/>noDelay: true,</text:p>
      <text:p text:style-name="Standard"><text:s text:c="6"/>keepAlive: false,</text:p>
      <text:p text:style-name="Standard"><text:s text:c="6"/>keepAliveInitialDelay: 0,</text:p>
      <text:p text:style-name="Standard"><text:s text:c="6"/>highWaterMark: 16384,</text:p>
      <text:p text:style-name="Standard"><text:s text:c="6"/>httpAllowHalfOpen: false,</text:p>
      <text:p text:style-name="Standard"><text:s text:c="6"/>timeout: 0,</text:p>
      <text:p text:style-name="Standard"><text:s text:c="6"/>maxHeadersCount: null,</text:p>
      <text:p text:style-name="Standard"><text:s text:c="6"/>maxRequestsPerSocket: 0,</text:p>
      <text:p text:style-name="Standard"><text:s text:c="6"/>_connectionKey: '6::::8080',</text:p>
      <text:p text:style-name="Standard"><text:s text:c="6"/>[Symbol(IncomingMessage)]: [Function: IncomingMessage],</text:p>
      <text:p text:style-name="Standard"><text:s text:c="6"/>[Symbol(ServerResponse)]: [Function: ServerResponse],</text:p>
      <text:p text:style-name="Standard"><text:soft-page-break/><text:s text:c="6"/>[Symbol(shapeMode)]: false,</text:p>
      <text:p text:style-name="Standard"><text:s text:c="6"/>[Symbol(kCapture)]: false,</text:p>
      <text:p text:style-name="Standard"><text:s text:c="6"/>[Symbol(async_id_symbol)]: 2,</text:p>
      <text:p text:style-name="Standard"><text:s text:c="6"/>[Symbol(kUniqueHeaders)]: null,</text:p>
      <text:p text:style-name="Standard"><text:s text:c="6"/>[Symbol(http.server.connections)]: ConnectionsList {},</text:p>
      <text:p text:style-name="Standard"><text:s text:c="6"/>[Symbol(http.server.connectionsCheckingInterval)]: Timeout { <text:s text:c="3"/></text:p>
      <text:p text:style-name="Standard"><text:s text:c="8"/>_idleTimeout: 30000,</text:p>
      <text:p text:style-name="Standard"><text:s text:c="8"/>_idlePrev: [TimersList],</text:p>
      <text:p text:style-name="Standard"><text:s text:c="8"/>_idleNext: [TimersList],</text:p>
      <text:p text:style-name="Standard"><text:s text:c="8"/>_idleStart: 90063,</text:p>
      <text:p text:style-name="Standard"><text:s text:c="8"/>_onTimeout: [Function: bound checkConnections],</text:p>
      <text:p text:style-name="Standard"><text:s text:c="8"/>_timerArgs: undefined,</text:p>
      <text:p text:style-name="Standard"><text:s text:c="8"/>_repeat: 30000,</text:p>
      <text:p text:style-name="Standard"><text:s text:c="8"/>_destroyed: false,</text:p>
      <text:p text:style-name="Standard"><text:s text:c="8"/>[Symbol(refed)]: false,</text:p>
      <text:p text:style-name="Standard"><text:s text:c="8"/>[Symbol(kHasPrimitive)]: false,</text:p>
      <text:p text:style-name="Standard"><text:s text:c="8"/>[Symbol(asyncId)]: 5,</text:p>
      <text:p text:style-name="Standard"><text:s text:c="8"/>[Symbol(triggerId)]: 3</text:p>
      <text:p text:style-name="Standard"><text:s text:c="6"/>}</text:p>
      <text:p text:style-name="Standard"><text:s text:c="4"/>},</text:p>
      <text:p text:style-name="Standard"><text:s text:c="4"/>_server: Server {</text:p>
      <text:p text:style-name="Standard"><text:s text:c="6"/>maxHeaderSize: undefined,</text:p>
      <text:p text:style-name="Standard"><text:s text:c="6"/>insecureHTTPParser: undefined,</text:p>
      <text:p text:style-name="Standard"><text:s text:c="6"/>requestTimeout: 300000,</text:p>
      <text:p text:style-name="Standard"><text:s text:c="6"/>headersTimeout: 60000,</text:p>
      <text:p text:style-name="Standard"><text:s text:c="6"/>keepAliveTimeout: 5000,</text:p>
      <text:p text:style-name="Standard"><text:s text:c="6"/>connectionsCheckingInterval: 30000,</text:p>
      <text:p text:style-name="Standard"><text:s text:c="6"/>requireHostHeader: true,</text:p>
      <text:p text:style-name="Standard"><text:s text:c="6"/>joinDuplicateHeaders: undefined,</text:p>
      <text:p text:style-name="Standard"><text:s text:c="6"/>rejectNonStandardBodyWrites: false,</text:p>
      <text:p text:style-name="Standard"><text:s text:c="6"/>_events: [Object: null prototype],</text:p>
      <text:p text:style-name="Standard"><text:s text:c="6"/>_eventsCount: 4,</text:p>
      <text:p text:style-name="Standard"><text:s text:c="6"/>_maxListeners: undefined,</text:p>
      <text:p text:style-name="Standard"><text:s text:c="6"/>_connections: 1,</text:p>
      <text:p text:style-name="Standard"><text:s text:c="6"/>_handle: [TCP],</text:p>
      <text:p text:style-name="Standard"><text:s text:c="6"/>_usingWorkers: false,</text:p>
      <text:p text:style-name="Standard"><text:s text:c="6"/>_workers: [],</text:p>
      <text:p text:style-name="Standard"><text:s text:c="6"/>_unref: false,</text:p>
      <text:p text:style-name="Standard"><text:s text:c="6"/>_listeningId: 2,</text:p>
      <text:p text:style-name="Standard"><text:s text:c="6"/>allowHalfOpen: true,</text:p>
      <text:p text:style-name="Standard"><text:s text:c="6"/>pauseOnConnect: false,</text:p>
      <text:p text:style-name="Standard"><text:s text:c="6"/>noDelay: true,</text:p>
      <text:p text:style-name="Standard"><text:s text:c="6"/>keepAlive: false,</text:p>
      <text:p text:style-name="Standard"><text:s text:c="6"/>keepAliveInitialDelay: 0,</text:p>
      <text:p text:style-name="Standard"><text:s text:c="6"/>highWaterMark: 16384,</text:p>
      <text:p text:style-name="Standard"><text:s text:c="6"/>httpAllowHalfOpen: false,</text:p>
      <text:p text:style-name="Standard"><text:s text:c="6"/>timeout: 0,</text:p>
      <text:p text:style-name="Standard"><text:s text:c="6"/>maxHeadersCount: null,</text:p>
      <text:p text:style-name="Standard"><text:s text:c="6"/>maxRequestsPerSocket: 0,</text:p>
      <text:p text:style-name="Standard"><text:s text:c="6"/>_connectionKey: '6::::8080',</text:p>
      <text:p text:style-name="Standard"><text:s text:c="6"/>[Symbol(IncomingMessage)]: [Function: IncomingMessage],</text:p>
      <text:p text:style-name="Standard"><text:s text:c="6"/>[Symbol(ServerResponse)]: [Function: ServerResponse],</text:p>
      <text:p text:style-name="Standard"><text:soft-page-break/><text:s text:c="6"/>[Symbol(shapeMode)]: false,</text:p>
      <text:p text:style-name="Standard"><text:s text:c="6"/>[Symbol(kCapture)]: false,</text:p>
      <text:p text:style-name="Standard"><text:s text:c="6"/>[Symbol(async_id_symbol)]: 2,</text:p>
      <text:p text:style-name="Standard"><text:s text:c="6"/>[Symbol(kUniqueHeaders)]: null,</text:p>
      <text:p text:style-name="Standard"><text:s text:c="6"/>[Symbol(http.server.connections)]: ConnectionsList {},</text:p>
      <text:p text:style-name="Standard"><text:s text:c="6"/>[Symbol(http.server.connectionsCheckingInterval)]: Timeout { <text:s text:c="3"/></text:p>
      <text:p text:style-name="Standard"><text:s text:c="8"/>_idleTimeout: 30000,</text:p>
      <text:p text:style-name="Standard"><text:s text:c="8"/>_idlePrev: [TimersList],</text:p>
      <text:p text:style-name="Standard"><text:s text:c="8"/>_idleNext: [TimersList],</text:p>
      <text:p text:style-name="Standard"><text:s text:c="8"/>_idleStart: 90063,</text:p>
      <text:p text:style-name="Standard"><text:s text:c="8"/>_onTimeout: [Function: bound checkConnections],</text:p>
      <text:p text:style-name="Standard"><text:s text:c="8"/>_timerArgs: undefined,</text:p>
      <text:p text:style-name="Standard"><text:s text:c="8"/>_repeat: 30000,</text:p>
      <text:p text:style-name="Standard"><text:s text:c="8"/>_destroyed: false,</text:p>
      <text:p text:style-name="Standard"><text:s text:c="8"/>[Symbol(refed)]: false,</text:p>
      <text:p text:style-name="Standard"><text:s text:c="8"/>[Symbol(kHasPrimitive)]: false,</text:p>
      <text:p text:style-name="Standard"><text:s text:c="8"/>[Symbol(asyncId)]: 5,</text:p>
      <text:p text:style-name="Standard"><text:s text:c="8"/>[Symbol(triggerId)]: 3</text:p>
      <text:p text:style-name="Standard"><text:s text:c="6"/>}</text:p>
      <text:p text:style-name="Standard"><text:s text:c="4"/>},</text:p>
      <text:p text:style-name="Standard"><text:s text:c="4"/>parser: null,</text:p>
      <text:p text:style-name="Standard"><text:s text:c="4"/>on: [Function: socketListenerWrap],</text:p>
      <text:p text:style-name="Standard"><text:s text:c="4"/>addListener: [Function: socketListenerWrap],</text:p>
      <text:p text:style-name="Standard"><text:s text:c="4"/>prependListener: [Function: socketListenerWrap],</text:p>
      <text:p text:style-name="Standard"><text:s text:c="4"/>setEncoding: [Function: socketSetEncoding],</text:p>
      <text:p text:style-name="Standard"><text:s text:c="4"/>_paused: false,</text:p>
      <text:p text:style-name="Standard"><text:s text:c="4"/>[Symbol(async_id_symbol)]: 85,</text:p>
      <text:p text:style-name="Standard"><text:s text:c="4"/>[Symbol(kHandle)]: TCP {</text:p>
      <text:p text:style-name="Standard"><text:s text:c="6"/>reading: true,</text:p>
      <text:p text:style-name="Standard"><text:s text:c="6"/>onconnection: null,</text:p>
      <text:p text:style-name="Standard"><text:s text:c="6"/>_consumed: true,</text:p>
      <text:p text:style-name="Standard"><text:s text:c="6"/>[Symbol(owner_symbol)]: [Circular *1]</text:p>
      <text:p text:style-name="Standard"><text:s text:c="4"/>},</text:p>
      <text:p text:style-name="Standard"><text:s text:c="4"/>[Symbol(lastWriteQueueSize)]: 0,</text:p>
      <text:p text:style-name="Standard"><text:s text:c="4"/>[Symbol(timeout)]: null,</text:p>
      <text:p text:style-name="Standard"><text:s text:c="4"/>[Symbol(kBuffer)]: null,</text:p>
      <text:p text:style-name="Standard"><text:s text:c="4"/>[Symbol(kBufferCb)]: null,</text:p>
      <text:p text:style-name="Standard"><text:s text:c="4"/>[Symbol(kBufferGen)]: null,</text:p>
      <text:p text:style-name="Standard"><text:s text:c="4"/>[Symbol(shapeMode)]: true,</text:p>
      <text:p text:style-name="Standard"><text:s text:c="4"/>[Symbol(kCapture)]: false,</text:p>
      <text:p text:style-name="Standard"><text:s text:c="4"/>[Symbol(kSetNoDelay)]: true,</text:p>
      <text:p text:style-name="Standard"><text:s text:c="4"/>[Symbol(kSetKeepAlive)]: false,</text:p>
      <text:p text:style-name="Standard"><text:s text:c="4"/>[Symbol(kSetKeepAliveInitialDelay)]: 0,</text:p>
      <text:p text:style-name="Standard"><text:s text:c="4"/>[Symbol(kBytesRead)]: 0,</text:p>
      <text:p text:style-name="Standard"><text:s text:c="4"/>[Symbol(kBytesWritten)]: 0</text:p>
      <text:p text:style-name="Standard"><text:s text:c="2"/>},</text:p>
      <text:p text:style-name="Standard"><text:s text:c="2"/>_consuming: false,</text:p>
      <text:p text:style-name="Standard"><text:s text:c="2"/>_dumped: false,</text:p>
      <text:p text:style-name="Standard"><text:s text:c="2"/>parser: null,</text:p>
      <text:p text:style-name="Standard"><text:s text:c="2"/>[Symbol(shapeMode)]: true,</text:p>
      <text:p text:style-name="Standard"><text:s text:c="2"/>[Symbol(kCapture)]: false,</text:p>
      <text:p text:style-name="Standard"><text:s text:c="2"/>[Symbol(kHeaders)]: null,</text:p>
      <text:p text:style-name="Standard"><text:soft-page-break/><text:s text:c="2"/>[Symbol(kHeadersCount)]: 26,</text:p>
      <text:p text:style-name="Standard"><text:s text:c="2"/>[Symbol(kTrailers)]: null,</text:p>
      <text:p text:style-name="Standard"><text:s text:c="2"/>[Symbol(kTrailersCount)]: 0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22:08:30.444000000</meta:creation-date>
    <dc:date>2025-02-02T22:10:55.852000000</dc:date>
    <meta:editing-duration>PT2M26S</meta:editing-duration>
    <meta:editing-cycles>1</meta:editing-cycles>
    <meta:document-statistic meta:table-count="0" meta:image-count="0" meta:object-count="0" meta:page-count="9" meta:paragraph-count="418" meta:word-count="869" meta:character-count="11681" meta:non-whitespace-character-count="8986"/>
    <meta:generator>LibreOffice/24.8.0.3$Windows_X86_64 LibreOffice_project/0bdf1299c94fe897b119f97f3c613e9dca6be583</meta:generator>
  </office:meta>
</office:document-meta>
</file>